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1FE812696B5DAE6D2E8.png" manifest:media-type="image/png"/>
  <manifest:file-entry manifest:full-path="Pictures/10000000000002AC000000ACC7F67575A148F37E.png" manifest:media-type="image/png"/>
  <manifest:file-entry manifest:full-path="Pictures/10000000000002FA00000207D60C2EE0AD0C76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347cm" draw:z-index="0"><draw:image xlink:href="Pictures/10000000000002FC000001FE812696B5DAE6D2E8.png" xlink:type="simple" xlink:show="embed" xlink:actuate="onLoad"/></draw:frame><draw:frame draw:style-name="fr2" draw:name="Image2" text:anchor-type="paragraph" svg:x="-0.579cm" svg:y="10.095cm" svg:width="17cm" svg:height="11.578cm" draw:z-index="1"><draw:image xlink:href="Pictures/10000000000002FA00000207D60C2EE0AD0C7665.png" xlink:type="simple" xlink:show="embed" xlink:actuate="onLoad"/></draw:frame><draw:frame draw:style-name="fr2" draw:name="Image3" text:anchor-type="paragraph" svg:x="-0.459cm" svg:y="20.613cm" svg:width="17cm" svg:height="4.274cm" draw:z-index="2"><draw:image xlink:href="Pictures/10000000000002AC000000ACC7F67575A148F3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04:13.408000000</meta:creation-date>
    <dc:date>2018-02-18T19:07:38.405000000</dc:date>
    <meta:editing-duration>PT3M2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